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ucida Sans1" svg:font-family="'Lucida Sans'" style:font-family-generic="swiss"/>
    <style:font-face style:name="Montserrat" svg:font-family="Montserrat" style:font-pitch="variable"/>
    <style:font-face style:name="Montserrat Light" svg:font-family="'Montserrat Light'" style:font-pitch="variable"/>
    <style:font-face style:name="Montserrat SemiBold1" svg:font-family="'Montserrat SemiBold'" style:font-adornments="Italic" style:font-pitch="variable"/>
    <style:font-face style:name="Montserrat SemiBold" svg:font-family="'Montserrat SemiBol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Header">
      <style:text-properties style:font-name="Montserrat" fo:font-size="8pt" style:font-size-asian="8pt" style:font-size-complex="8pt"/>
    </style:style>
    <style:style style:name="P2" style:family="paragraph" style:parent-style-name="Footer">
      <style:text-properties style:font-name="Montserrat" fo:font-size="8pt" style:font-size-asian="8pt" style:font-size-complex="8pt"/>
    </style:style>
    <style:style style:name="P3" style:family="paragraph" style:parent-style-name="Subtitle">
      <style:text-properties style:font-name="Montserrat Light" officeooo:rsid="0014eef3" officeooo:paragraph-rsid="0014eef3"/>
    </style:style>
    <style:style style:name="P4" style:family="paragraph" style:parent-style-name="Title">
      <style:text-properties officeooo:rsid="0014eef3" officeooo:paragraph-rsid="0014eef3"/>
    </style:style>
    <style:style style:name="P5" style:family="paragraph" style:parent-style-name="Text_20_body">
      <style:text-properties officeooo:rsid="0014eef3" officeooo:paragraph-rsid="0014eef3"/>
    </style:style>
    <style:style style:name="P6" style:family="paragraph" style:parent-style-name="Text_20_body">
      <style:text-properties officeooo:rsid="0015a805" officeooo:paragraph-rsid="0015a805"/>
    </style:style>
    <style:style style:name="P7" style:family="paragraph" style:parent-style-name="Text_20_body">
      <style:text-properties officeooo:rsid="00169171" officeooo:paragraph-rsid="00169171"/>
    </style:style>
    <style:style style:name="P8" style:family="paragraph" style:parent-style-name="Text_20_body">
      <style:text-properties officeooo:rsid="00177852" officeooo:paragraph-rsid="00177852"/>
    </style:style>
    <style:style style:name="P9" style:family="paragraph" style:parent-style-name="Text_20_body">
      <style:text-properties officeooo:rsid="0018d292" officeooo:paragraph-rsid="0018d292"/>
    </style:style>
    <style:style style:name="P10" style:family="paragraph" style:parent-style-name="Text_20_body">
      <style:text-properties officeooo:paragraph-rsid="0018d292"/>
    </style:style>
    <style:style style:name="P11" style:family="paragraph" style:parent-style-name="Text_20_body">
      <style:text-properties officeooo:rsid="001a8a5e" officeooo:paragraph-rsid="001a8a5e"/>
    </style:style>
    <style:style style:name="P12" style:family="paragraph" style:parent-style-name="Text_20_body">
      <style:text-properties officeooo:rsid="001beae6" officeooo:paragraph-rsid="001beae6"/>
    </style:style>
    <style:style style:name="P13" style:family="paragraph" style:parent-style-name="Text_20_body" style:list-style-name="L1">
      <style:text-properties officeooo:rsid="00169171" officeooo:paragraph-rsid="00169171"/>
    </style:style>
    <style:style style:name="P14" style:family="paragraph" style:parent-style-name="Text_20_body" style:list-style-name="L2">
      <style:text-properties officeooo:rsid="00169171" officeooo:paragraph-rsid="00169171"/>
    </style:style>
    <style:style style:name="P15" style:family="paragraph" style:parent-style-name="Text_20_body" style:list-style-name="L3">
      <style:text-properties officeooo:rsid="00177852" officeooo:paragraph-rsid="00177852"/>
    </style:style>
    <style:style style:name="P16" style:family="paragraph" style:parent-style-name="Text_20_body" style:list-style-name="L4">
      <style:text-properties officeooo:paragraph-rsid="0018d292"/>
    </style:style>
    <style:style style:name="P17" style:family="paragraph" style:parent-style-name="Text_20_body" style:list-style-name="L5">
      <style:text-properties officeooo:paragraph-rsid="0018d292"/>
    </style:style>
    <style:style style:name="P18" style:family="paragraph" style:parent-style-name="Text_20_body" style:list-style-name="L5">
      <style:text-properties officeooo:rsid="0018d292" officeooo:paragraph-rsid="0018d292"/>
    </style:style>
    <style:style style:name="P19" style:family="paragraph" style:parent-style-name="Text_20_body">
      <style:text-properties officeooo:rsid="001beae6" officeooo:paragraph-rsid="001beae6"/>
    </style:style>
    <style:style style:name="P20" style:family="paragraph" style:parent-style-name="Text_20_body">
      <style:text-properties officeooo:rsid="001c6ed1" officeooo:paragraph-rsid="001c6ed1"/>
    </style:style>
    <style:style style:name="P21" style:family="paragraph" style:parent-style-name="Text_20_body">
      <style:text-properties officeooo:rsid="001cdf74" officeooo:paragraph-rsid="001cdf74"/>
    </style:style>
    <style:style style:name="P22" style:family="paragraph" style:parent-style-name="Text_20_body">
      <style:text-properties officeooo:paragraph-rsid="001d9d2a"/>
    </style:style>
    <style:style style:name="P23" style:family="paragraph" style:parent-style-name="Text_20_body">
      <style:text-properties officeooo:rsid="001d9d2a" officeooo:paragraph-rsid="001d9d2a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1">
      <style:text-properties officeooo:rsid="0015a805" officeooo:paragraph-rsid="0015a805"/>
    </style:style>
    <style:style style:name="P26" style:family="paragraph" style:parent-style-name="Heading_20_1">
      <style:text-properties officeooo:rsid="00177852" officeooo:paragraph-rsid="00177852"/>
    </style:style>
    <style:style style:name="P27" style:family="paragraph" style:parent-style-name="Heading_20_1">
      <style:text-properties officeooo:rsid="0018d292" officeooo:paragraph-rsid="0018d292"/>
    </style:style>
    <style:style style:name="P28" style:family="paragraph" style:parent-style-name="Heading_20_1">
      <style:text-properties officeooo:rsid="001beae6" officeooo:paragraph-rsid="001beae6"/>
    </style:style>
    <style:style style:name="P29" style:family="paragraph" style:parent-style-name="Heading_20_1">
      <style:paragraph-properties fo:break-before="page"/>
      <style:text-properties officeooo:rsid="0014eef3" officeooo:paragraph-rsid="0014eef3"/>
    </style:style>
    <style:style style:name="P30" style:family="paragraph" style:parent-style-name="Heading_20_2">
      <style:text-properties officeooo:rsid="001c6ed1" officeooo:paragraph-rsid="001c6ed1"/>
    </style:style>
    <style:style style:name="P3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Heading_20_3">
      <style:text-properties officeooo:rsid="001d9d2a" officeooo:paragraph-rsid="001d9d2a"/>
    </style:style>
    <style:style style:name="T1" style:family="text">
      <style:text-properties officeooo:rsid="0014eef3"/>
    </style:style>
    <style:style style:name="T2" style:family="text">
      <style:text-properties officeooo:rsid="00169171"/>
    </style:style>
    <style:style style:name="T3" style:family="text">
      <style:text-properties fo:font-style="normal" officeooo:rsid="00169171" style:font-style-asian="normal" style:font-style-complex="normal"/>
    </style:style>
    <style:style style:name="T4" style:family="text">
      <style:text-properties officeooo:rsid="0017785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cdf74" style:font-style-asian="italic" style:font-style-complex="italic"/>
    </style:style>
    <style:style style:name="T7" style:family="text">
      <style:text-properties officeooo:rsid="001cdf74"/>
    </style:style>
    <style:style style:name="T8" style:family="text">
      <style:text-properties officeooo:rsid="001dc38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>Documentation for “Pet Project” Website</text:p>
      <text:p text:style-name="P5"/>
      <text:p text:style-name="P3">Osamu Morozumi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4">Table of Contents</text:p>
          </text:index-title>
          <text:p text:style-name="P32"><text:a xlink:type="simple" xlink:href="#__RefHeading___Toc105_157760683" text:style-name="Index_20_Link" text:visited-style-name="Index_20_Link">Determine uses and audience of website<text:tab/>3</text:a></text:p>
          <text:p text:style-name="P32"><text:a xlink:type="simple" xlink:href="#__RefHeading___Toc107_157760683" text:style-name="Index_20_Link" text:visited-style-name="Index_20_Link">Determine appropriate mark-up language<text:tab/>3</text:a></text:p>
          <text:p text:style-name="P31"><text:a xlink:type="simple" xlink:href="#__RefHeading___Toc109_157760683" text:style-name="Index_20_Link" text:visited-style-name="Index_20_Link">Industry best practices<text:tab/>3</text:a></text:p>
          <text:p text:style-name="P32"><text:a xlink:type="simple" xlink:href="#__RefHeading___Toc136_412040865" text:style-name="Index_20_Link" text:visited-style-name="Index_20_Link">Determine Web Page Structure<text:tab/>4</text:a></text:p>
          <text:p text:style-name="P32"><text:a xlink:type="simple" xlink:href="#__RefHeading___Toc138_412040865" text:style-name="Index_20_Link" text:visited-style-name="Index_20_Link">Inspiration<text:tab/>4</text:a></text:p>
          <text:p text:style-name="P31"><text:a xlink:type="simple" xlink:href="#__RefHeading___Toc140_412040865" text:style-name="Index_20_Link" text:visited-style-name="Index_20_Link">Layouts<text:tab/>4</text:a></text:p>
          <text:p text:style-name="P31"><text:a xlink:type="simple" xlink:href="#__RefHeading___Toc142_412040865" text:style-name="Index_20_Link" text:visited-style-name="Index_20_Link">Content<text:tab/>4</text:a></text:p>
          <text:p text:style-name="P32"><text:a xlink:type="simple" xlink:href="#__RefHeading___Toc211_484323036" text:style-name="Index_20_Link" text:visited-style-name="Index_20_Link">Validation<text:tab/>5</text:a></text:p>
          <text:p text:style-name="P31"><text:a xlink:type="simple" xlink:href="#__RefHeading___Toc213_484323036" text:style-name="Index_20_Link" text:visited-style-name="Index_20_Link">HTML validation<text:tab/>5</text:a></text:p>
          <text:p text:style-name="P31"><text:a xlink:type="simple" xlink:href="#__RefHeading___Toc215_484323036" text:style-name="Index_20_Link" text:visited-style-name="Index_20_Link">CSS validation<text:tab/>5</text:a></text:p>
        </text:index-body>
      </text:table-of-content>
      <text:p text:style-name="P5"/>
      <text:h text:style-name="P29" text:outline-level="1"><text:bookmark-start text:name="__RefHeading___Toc105_157760683"/>Determine uses and audience of website<text:bookmark-end text:name="__RefHeading___Toc105_157760683"/></text:h>
      <text:p text:style-name="P5">My website will discuss the topic of meditation. <text:s/>It will be a blog style website with several blog articles, home or cover page, links to useful resources and a contact page. <text:s/></text:p>
      <text:p text:style-name="P5">The main use will be to gain information about mindfulness/meditation for those interested in its practise. <text:s/>The target audience is beginner to intermediate meditators or anyone wanting information on the topic.</text:p>
      <text:p text:style-name="P5"/>
      <text:h text:style-name="P25" text:outline-level="1"><text:bookmark-start text:name="__RefHeading___Toc107_157760683"/>Determine appropriate mark-up language<text:bookmark-end text:name="__RefHeading___Toc107_157760683"/></text:h>
      <text:p text:style-name="P6">I will use HTML5 to create the website, and use PHP to to help manage the different sections of the website. <text:s/>The audience will be “average” users of the internet, or simply people who browse the net looking for information using PC’s, tablet devices and mobile phones.</text:p>
      <text:h text:style-name="Heading_20_2" text:outline-level="2"><text:bookmark-start text:name="__RefHeading___Toc109_157760683"/>Industry best practices<text:bookmark-end text:name="__RefHeading___Toc109_157760683"/></text:h>
      <text:p text:style-name="P6">Industry best practice can be adhered to by following conistent coding conventions.</text:p>
      <text:p text:style-name="P6">Although I will be using html5, it is recommended to <text:span text:style-name="T2">use</text:span> <text:span text:style-name="Citation">“close to XHTML” </text:span><text:span text:style-name="Citation"><text:span text:style-name="T3">(https://www.w3schools.com/html/html5_syntax.asp)</text:span></text:span> syntax <text:span text:style-name="T2">such as:</text:span></text:p>
      <text:list xml:id="list204747391" text:style-name="L1">
        <text:list-item>
          <text:p text:style-name="P13">using lower case element names</text:p>
        </text:list-item>
        <text:list-item>
          <text:p text:style-name="P13">closing all html elements</text:p>
        </text:list-item>
        <text:list-item>
          <text:p text:style-name="P13">closing empty html elements</text:p>
        </text:list-item>
        <text:list-item>
          <text:p text:style-name="P13">using lower case attribute names</text:p>
        </text:list-item>
      </text:list>
      <text:p text:style-name="P7">Other important conventions to follow:</text:p>
      <text:list xml:id="list1935257113" text:style-name="L2">
        <text:list-item>
          <text:p text:style-name="P14">Correctly declaring the document type as the first line in the document (so the browser will correctly interpret the document)</text:p>
        </text:list-item>
        <text:list-item>
          <text:p text:style-name="P14">Providing “alt” attributes to all images (for accessibility and in case the image fails)</text:p>
        </text:list-item>
        <text:list-item>
          <text:p text:style-name="P14">Correctly indenting code (for readability)</text:p>
        </text:list-item>
        <text:list-item>
          <text:p text:style-name="P14">Including <text:s/>“html” and “body” tags (to prevent errors or crashing the browser or other user software)</text:p>
        </text:list-item>
        <text:list-item>
          <text:p text:style-name="P14">Specifying the page language (english or other language)</text:p>
        </text:list-item>
        <text:list-item>
          <text:p text:style-name="P14">Setting the viewport etc</text:p>
        </text:list-item>
      </text:list>
      <text:p text:style-name="P7">More information on this topic can be found at <text:a xlink:type="simple" xlink:href="https://www.w3schools.com/html/html5_syntax.asp" text:style-name="Internet_20_link" text:visited-style-name="Visited_20_Internet_20_Link">https://www.w3schools.com/html/html5_syntax.asp</text:a></text:p>
      <text:p text:style-name="P7">Stylesheets and scripts should be placed in separate files in appropriate folders and linked correctly. <text:s/>This <text:span text:style-name="T4">provides several benefits including:</text:span></text:p>
      <text:list xml:id="list702650720" text:style-name="L3">
        <text:list-item>
          <text:p text:style-name="P15"><text:soft-page-break/>Reduced code duplication</text:p>
        </text:list-item>
        <text:list-item>
          <text:p text:style-name="P15">Reduced file size (which means faster loading time for the page)</text:p>
        </text:list-item>
        <text:list-item>
          <text:p text:style-name="P15">More readable and structured code</text:p>
        </text:list-item>
      </text:list>
      <text:p text:style-name="P8">(<text:a xlink:type="simple" xlink:href="https://softwareengineering.stackexchange.com/questions/271294/why-is-it-or-was-it-important-to-separate-css-from-html" text:style-name="Internet_20_link" text:visited-style-name="Visited_20_Internet_20_Link">https://softwareengineering.stackexchange.com/questions/271294/why-is-it-or-was-it-important-to-separate-css-from-html</text:a>)</text:p>
      <text:p text:style-name="P8"/>
      <text:h text:style-name="P26" text:outline-level="1"><text:bookmark-start text:name="__RefHeading___Toc136_412040865"/>Determine Web Page Structure<text:bookmark-end text:name="__RefHeading___Toc136_412040865"/></text:h>
      <text:p text:style-name="P8">Web pages will follow a “blog” style layout with a separate pages for home, blog articles, useful links and contact.</text:p>
      <text:p text:style-name="P8">Each page will include a header, navigation, main body of content and footer with copyright information. <text:s/></text:p>
      <text:p text:style-name="P11">A sidebar will feature on all pages except for the contact page displaying the titles of the latests posts and other information.</text:p>
      <text:p text:style-name="P11">The home page will have introductory information and suggested further actions (such as reading certain posts)</text:p>
      <text:p text:style-name="P11">Each post/article will have a large featured image, title (h<text:span text:style-name="T8">2</text:span>), date and author. </text:p>
      <text:p text:style-name="P8">The visual layout will be determined by the wireframe (supplied separately).</text:p>
      <text:p text:style-name="P8"/>
      <text:h text:style-name="P27" text:outline-level="1"><text:bookmark-start text:name="__RefHeading___Toc138_412040865"/>Inspiration<text:bookmark-end text:name="__RefHeading___Toc138_412040865"/></text:h>
      <text:h text:style-name="Heading_20_2" text:outline-level="2"><text:bookmark-start text:name="__RefHeading___Toc140_412040865"/>Layouts<text:bookmark-end text:name="__RefHeading___Toc140_412040865"/></text:h>
      <text:p text:style-name="P9">These website templates are clean and appealing layout with clear structure and ample white space:</text:p>
      <text:list xml:id="list1396653498" text:style-name="L4">
        <text:list-item>
          <text:p text:style-name="P16"><text:a xlink:type="simple" xlink:href="https://www.free-css.com/free-css-templates/page234/renda" text:style-name="Internet_20_link" text:visited-style-name="Visited_20_Internet_20_Link">https://www.free-css.com/free-css-templates/page234/renda</text:a></text:p>
        </text:list-item>
        <text:list-item>
          <text:p text:style-name="P16"><text:a xlink:type="simple" xlink:href="https://www.w3schools.com/w3css/tryw3css_templates_blog.htm" text:style-name="Internet_20_link" text:visited-style-name="Visited_20_Internet_20_Link">https://www.w3schools.com/w3css/tryw3css_templates_blog.htm</text:a></text:p>
        </text:list-item>
      </text:list>
      <text:p text:style-name="P10"/>
      <text:h text:style-name="Heading_20_2" text:outline-level="2"><text:bookmark-start text:name="__RefHeading___Toc142_412040865"/>Content<text:bookmark-end text:name="__RefHeading___Toc142_412040865"/></text:h>
      <text:p text:style-name="P9">These websites have useful content about meditation:</text:p>
      <text:list xml:id="list2109750331" text:style-name="L5">
        <text:list-item>
          <text:p text:style-name="P18"><text:a xlink:type="simple" xlink:href="https://www.smilingmind.com.au/" text:style-name="Internet_20_link" text:visited-style-name="Visited_20_Internet_20_Link">https://www.smilingmind.com.au/</text:a></text:p>
        </text:list-item>
        <text:list-item>
          <text:p text:style-name="P17"><text:a xlink:type="simple" xlink:href="https://aboutmeditation.com/beginners/" text:style-name="Internet_20_link" text:visited-style-name="Visited_20_Internet_20_Link">https://aboutmeditation.com/beginners/</text:a></text:p>
        </text:list-item>
        <text:list-item>
          <text:p text:style-name="P17"><text:a xlink:type="simple" xlink:href="https://www.mindful.org/" text:style-name="Internet_20_link" text:visited-style-name="Visited_20_Internet_20_Link">https://www.mindful.org/</text:a></text:p>
        </text:list-item>
      </text:list>
      <text:h text:style-name="P28" text:outline-level="1"><text:bookmark-start text:name="__RefHeading___Toc211_484323036"/><text:soft-page-break/>Validation<text:bookmark-end text:name="__RefHeading___Toc211_484323036"/></text:h>
      <text:h text:style-name="P30" text:outline-level="2">Markup and styles</text:h>
      <text:h text:style-name="Heading_20_3" text:outline-level="3"><text:bookmark-start text:name="__RefHeading___Toc213_484323036"/>HTML validation<text:bookmark-end text:name="__RefHeading___Toc213_484323036"/></text:h>
      <text:p text:style-name="P22"><text:span text:style-name="T7">HTML was validated using online </text:span><text:a xlink:type="simple" xlink:href="https://validator.w3.org/" text:style-name="Internet_20_link" text:visited-style-name="Visited_20_Internet_20_Link"><text:span text:style-name="T7">W3 Validator</text:span></text:a><text:span text:style-name="T7">. <text:s/>The only error that occurred was due to the presence of a pipe (‘|’) symbol in the link to google fonts in the header. <text:s/>This was corrected by using html code (‘%7C’) to replace it. <text:s/>Screenshots provided in documents folder </text:span><text:span text:style-name="T6">/documents/validation/w3c-html/</text:span></text:p>
      <text:p text:style-name="P21"/>
      <text:h text:style-name="Heading_20_3" text:outline-level="3"><text:bookmark-start text:name="__RefHeading___Toc215_484323036"/>CSS validation<text:bookmark-end text:name="__RefHeading___Toc215_484323036"/></text:h>
      <text:p text:style-name="P12">All pages tested using online service at <text:a xlink:type="simple" xlink:href="https://jigsaw.w3.org/css-validator/" text:style-name="Internet_20_link" text:visited-style-name="Visited_20_Internet_20_Link">https://jigsaw.w3.org/css-validator/</text:a>. <text:s/>No errors found. <text:s/>Screen shots provided in documents folder <text:span text:style-name="T5">/documents/validation/css-validation/</text:span>.</text:p>
      <text:p text:style-name="P12"/>
      <text:h text:style-name="P30" text:outline-level="2">Cross browser validation</text:h>
      <text:h text:style-name="P33" text:outline-level="3">Chrome, Firefox and Opera</text:h>
      <text:p text:style-name="P23">The webpage rendered without any issues on modern browsers. <text:s/>Screenshots provided in documents folder <text:span text:style-name="T5">/documents/validation/browser-validation/</text:span></text:p>
      <text:h text:style-name="P33" text:outline-level="3">Internet Explorer 11</text:h>
      <text:p text:style-name="P20">Internet explorer tested with <text:a xlink:type="simple" xlink:href="https://chrome.google.com/webstore/detail/ie-tab/hehijbfgiekmjfkfjpbkbammjbdenadd/related?hl=en" text:style-name="Internet_20_link" text:visited-style-name="Visited_20_Internet_20_Link">IE Tab</text:a> chrome extension on Linux Lite 4.4 (Ubuntu 18.04).</text:p>
      <text:p text:style-name="P23">There was an initial problem with the rendering of the webpage in Internet explorer. <text:s/>The navbar was floating to the right. <text:s/>This was rectified by placing the navbar outside of the header element.</text:p>
      <text:p text:style-name="P20">Screenshots supplied in documents folder <text:span text:style-name="T5">/documents/validation/browser-validation/IE/.</text:span>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ucida Sans1" svg:font-family="'Lucida Sans'" style:font-family-generic="swiss"/>
    <style:font-face style:name="Montserrat" svg:font-family="Montserrat" style:font-pitch="variable"/>
    <style:font-face style:name="Montserrat Light" svg:font-family="'Montserrat Light'" style:font-pitch="variable"/>
    <style:font-face style:name="Montserrat SemiBold1" svg:font-family="'Montserrat SemiBold'" style:font-adornments="Italic" style:font-pitch="variable"/>
    <style:font-face style:name="Montserrat SemiBold" svg:font-family="'Montserrat SemiBold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Open Sans" fo:font-family="'Open Sans'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Montserrat SemiBold" fo:font-family="'Montserrat SemiBold'" style:font-style-name="Regular" style:font-pitch="variable" fo:font-size="28pt" fo:font-weight="600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Montserrat SemiBold" fo:font-family="'Montserrat SemiBold'" style:font-style-name="Regular" style:font-pitch="variable" fo:font-size="130%" fo:font-weight="600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Montserrat SemiBold1" fo:font-family="'Montserrat SemiBold'" style:font-style-name="Italic" style:font-pitch="variable" fo:font-size="115%" fo:font-style="normal" fo:font-weight="600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Montserrat" fo:font-size="8pt" style:font-size-asian="8pt" style:font-size-complex="8pt"/>
    </style:style>
    <style:style style:name="MP2" style:family="paragraph" style:parent-style-name="Footer">
      <style:text-properties style:font-name="Montserrat" fo:font-size="8pt" style:font-size-asian="8pt" style:font-size-complex="8pt"/>
    </style:style>
    <style:style style:name="MT1" style:family="text">
      <style:text-properties officeooo:rsid="0014eef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tudent number </text:span>J015814<text:tab/><text:tab/><text:span text:style-name="MT1">Osamu Morozumi</text:span></text:p>
      </style:header>
      <style:footer>
        <text:p text:style-name="MP2"><text:page-number text:select-page="current">5</text:page-number><text:tab/><text:tab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54:31.277845257</meta:creation-date>
    <dc:date>2019-06-15T11:25:49.414372278</dc:date>
    <meta:editing-duration>PT2H17M58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5" meta:paragraph-count="70" meta:word-count="645" meta:character-count="4533" meta:non-whitespace-character-count="3955"/>
  </office:meta>
</office:document-meta>
</file>